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 Name</text:p>
          </table:table-cell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imi_final_1_char_E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i_final_2_char_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i_final_3_char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_1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11_2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11_3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15_1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mi_final_1_char_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eat of 1 at a later date</text:p>
          </table:table-cell>
        </table:table-row>
        <table:table-row table:style-name="ro1">
          <table:table-cell office:value-type="string" calcext:value-type="string">
            <text:p>320_1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20_2_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20_3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326_1_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326_2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326_3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326_4_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326_5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326_6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326_7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326_8_3</text:p>
          </table:table-cell>
          <table:table-cell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15:57:54.687619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3:01:10.659397028</meta:creation-date>
    <dc:date>2019-03-26T16:06:32.625933186</dc:date>
    <meta:editing-duration>PT2H33M40S</meta:editing-duration>
    <meta:editing-cycles>6</meta:editing-cycles>
    <meta:generator>LibreOffice/5.1.6.2$Linux_X86_64 LibreOffice_project/10m0$Build-2</meta:generator>
    <meta:document-statistic meta:table-count="1" meta:cell-count="41" meta:object-count="0"/>
  </office:meta>
</office:document-meta>
</file>